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, cursive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4.249cm" style:rel-column-width="16383*"/>
    </style:style>
    <style:style style:name="表格1.A1" style:family="table-cell">
      <style:table-cell-properties style:vertical-align="middle"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D1" style:family="table-cell">
      <style:table-cell-properties style:vertical-align="middle" fo:padding="0.101cm" fo:border="0.05pt solid #000000"/>
    </style:style>
    <style:style style:name="表格1.A2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表格1.D2" style:family="table-cell">
      <style:table-cell-properties style:vertical-align="middle"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標楷體1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name-asian="標楷體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1" officeooo:rsid="001095d2" officeooo:paragraph-rsid="001095d2" style:font-name-asian="Comic Sans MS1"/>
    </style:style>
    <style:style style:name="P4" style:family="paragraph" style:parent-style-name="Table_20_Contents">
      <style:paragraph-properties fo:text-align="center" style:justify-single-word="false"/>
      <style:text-properties style:font-name-asian="標楷體1"/>
    </style:style>
    <style:style style:name="P5" style:family="paragraph" style:parent-style-name="Heading_20_1">
      <style:text-properties style:font-name-asian="標楷體"/>
    </style:style>
    <style:style style:name="P6" style:family="paragraph" style:parent-style-name="Standard">
      <style:text-properties style:font-name-asian="標楷體1"/>
    </style:style>
    <style:style style:name="P7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-asian="標楷體" style:font-weight-asian="bold"/>
    </style:style>
    <style:style style:name="P8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="Comic Sans MS" fo:language="en" fo:country="US"/>
    </style:style>
    <style:style style:name="P9" style:family="paragraph" style:parent-style-name="Table_20_Contents">
      <style:paragraph-properties fo:margin-top="0cm" fo:margin-bottom="0.097cm" style:contextual-spacing="false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三階魔方公式代號表</text:h>
      <text:p text:style-name="P1"/>
      <table:table table:name="表格1" table:style-name="表格1">
        <table:table-column table:style-name="表格1.A" table:number-columns-repeated="4"/>
        <table:table-row table:style-name="TableLine1930602612400">
          <table:table-cell table:style-name="表格1.A1" office:value-type="string">
            <text:p text:style-name="P7">代號</text:p>
          </table:table-cell>
          <table:table-cell table:style-name="表格1.A1" office:value-type="string">
            <text:p text:style-name="P7">圖示</text:p>
          </table:table-cell>
          <table:table-cell table:style-name="表格1.A1" office:value-type="string">
            <text:p text:style-name="P7">代號</text:p>
          </table:table-cell>
          <table:table-cell table:style-name="表格1.D1" office:value-type="string">
            <text:p text:style-name="P7">圖示</text:p>
          </table:table-cell>
        </table:table-row>
        <table:table-row table:style-name="TableLine1930602612400">
          <table:table-cell table:style-name="表格1.A2" office:value-type="string">
            <text:p text:style-name="P8">U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U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R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R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F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F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L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L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D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D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B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B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M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M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E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E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S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S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u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u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r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r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f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f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l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l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d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d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b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b’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x,(R)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x’,(R’)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y,(U)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y’,(U’)</text:p>
          </table:table-cell>
          <table:table-cell table:style-name="表格1.D2" office:value-type="string">
            <text:p text:style-name="P9"/>
          </table:table-cell>
        </table:table-row>
        <table:table-row table:style-name="TableLine1930602612400">
          <table:table-cell table:style-name="表格1.A2" office:value-type="string">
            <text:p text:style-name="P8">z,(f)</text:p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8">z’,(F’)</text:p>
          </table:table-cell>
          <table:table-cell table:style-name="表格1.D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, cursive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05:30.847000000</dc:date>
    <meta:editing-duration>PT5M8S</meta:editing-duration>
    <meta:editing-cycles>3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41" meta:word-count="53" meta:character-count="98" meta:non-whitespace-character-count="98"/>
  </office:meta>
</office:document-meta>
</file>